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3"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6"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7" style:family="paragraph" style:parent-style-name="Contents_20_Heading">
      <style:text-properties officeooo:paragraph-rsid="00137952"/>
    </style:style>
    <style:style style:name="P8" style:family="paragraph" style:parent-style-name="Text_20_body">
      <style:paragraph-properties fo:line-height="150%"/>
      <style:text-properties officeooo:rsid="00351f22" officeooo:paragraph-rsid="00351f22"/>
    </style:style>
    <style:style style:name="P9" style:family="paragraph" style:parent-style-name="Text_20_body">
      <style:paragraph-properties fo:line-height="150%"/>
      <style:text-properties fo:font-size="11pt" officeooo:rsid="0013fbc6" officeooo:paragraph-rsid="0013fbc6" style:font-size-asian="11pt" style:font-size-complex="11pt"/>
    </style:style>
    <style:style style:name="P10" style:family="paragraph" style:parent-style-name="Text_20_body">
      <style:paragraph-properties fo:line-height="150%"/>
      <style:text-properties fo:font-size="11pt" officeooo:rsid="0014563f" officeooo:paragraph-rsid="0014563f" style:font-size-asian="11pt" style:font-size-complex="11pt"/>
    </style:style>
    <style:style style:name="P11" style:family="paragraph" style:parent-style-name="Text_20_body">
      <style:paragraph-properties fo:line-height="150%"/>
      <style:text-properties fo:font-size="11pt" officeooo:rsid="0021bd31" officeooo:paragraph-rsid="0021bd31" style:font-size-asian="11pt" style:font-size-complex="11pt"/>
    </style:style>
    <style:style style:name="P12" style:family="paragraph" style:parent-style-name="Text_20_body">
      <style:paragraph-properties fo:line-height="150%"/>
      <style:text-properties fo:font-size="11pt" officeooo:rsid="00255d50" officeooo:paragraph-rsid="00255d50" style:font-size-asian="11pt" style:font-size-complex="11pt"/>
    </style:style>
    <style:style style:name="P13" style:family="paragraph" style:parent-style-name="Text_20_body">
      <style:paragraph-properties fo:text-align="justify" style:justify-single-word="false"/>
      <style:text-properties fo:font-size="11pt" officeooo:paragraph-rsid="00351f22" style:font-size-asian="11pt" style:font-size-complex="11pt"/>
    </style:style>
    <style:style style:name="P14" style:family="paragraph" style:parent-style-name="Text_20_body">
      <style:paragraph-properties fo:line-height="150%" fo:text-align="justify" style:justify-single-word="false"/>
      <style:text-properties fo:font-size="11pt" officeooo:rsid="002ca18b" officeooo:paragraph-rsid="00296350" style:font-size-asian="11pt" style:font-size-complex="11pt"/>
    </style:style>
    <style:style style:name="P15" style:family="paragraph" style:parent-style-name="Text_20_body">
      <style:paragraph-properties fo:line-height="150%"/>
      <style:text-properties fo:font-size="11pt" officeooo:rsid="0036fa18" officeooo:paragraph-rsid="00351f22" style:font-size-asian="11pt" style:font-size-complex="11pt"/>
    </style:style>
    <style:style style:name="P16" style:family="paragraph" style:parent-style-name="Heading_20_2">
      <style:paragraph-properties fo:text-align="center" style:justify-single-word="false"/>
      <style:text-properties officeooo:rsid="002737a7" officeooo:paragraph-rsid="002737a7"/>
    </style:style>
    <style:style style:name="P17" style:family="paragraph" style:parent-style-name="Heading_20_2">
      <style:paragraph-properties fo:text-align="center" style:justify-single-word="false"/>
      <style:text-properties officeooo:rsid="005a35f4" officeooo:paragraph-rsid="005a35f4"/>
    </style:style>
    <style:style style:name="P18" style:family="paragraph" style:parent-style-name="Heading_20_2">
      <style:paragraph-properties fo:line-height="100%" fo:text-align="center" style:justify-single-word="false"/>
      <style:text-properties officeooo:rsid="00713ad0" officeooo:paragraph-rsid="00713ad0"/>
    </style:style>
    <style:style style:name="P19" style:family="paragraph" style:parent-style-name="Contents_20_2">
      <style:paragraph-properties>
        <style:tab-stops>
          <style:tab-stop style:position="13.501cm" style:type="right" style:leader-style="dotted" style:leader-text="."/>
        </style:tab-stops>
      </style:paragraph-properties>
    </style:style>
    <style:style style:name="P20" style:family="paragraph" style:parent-style-name="Contents_20_3">
      <style:paragraph-properties>
        <style:tab-stops>
          <style:tab-stop style:position="13.002cm" style:type="right" style:leader-style="dotted" style:leader-text="."/>
        </style:tab-stops>
      </style:paragraph-properties>
    </style:style>
    <style:style style:name="P21" style:family="paragraph" style:parent-style-name="Heading_20_3">
      <style:paragraph-properties fo:text-align="center" style:justify-single-word="false"/>
      <style:text-properties officeooo:rsid="002737a7" officeooo:paragraph-rsid="002737a7"/>
    </style:style>
    <style:style style:name="P22" style:family="paragraph" style:parent-style-name="Heading_20_3">
      <style:paragraph-properties fo:text-align="center" style:justify-single-word="false"/>
      <style:text-properties officeooo:rsid="00351f22" officeooo:paragraph-rsid="00351f22"/>
    </style:style>
    <style:style style:name="P23" style:family="paragraph" style:parent-style-name="Heading_20_3">
      <style:paragraph-properties fo:text-align="center" style:justify-single-word="false"/>
      <style:text-properties officeooo:rsid="003a7f80" officeooo:paragraph-rsid="003a7f80"/>
    </style:style>
    <style:style style:name="P24" style:family="paragraph" style:parent-style-name="Heading_20_3">
      <style:paragraph-properties fo:text-align="center" style:justify-single-word="false"/>
      <style:text-properties officeooo:paragraph-rsid="0071a735"/>
    </style:style>
    <style:style style:name="P25" style:family="paragraph" style:parent-style-name="Heading_20_3">
      <style:paragraph-properties fo:text-align="center" style:justify-single-word="false"/>
      <style:text-properties officeooo:rsid="0076076d" officeooo:paragraph-rsid="0076076d"/>
    </style:style>
    <style:style style:name="P26"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27" style:family="paragraph" style:parent-style-name="Contents_20_1">
      <style:paragraph-properties>
        <style:tab-stops>
          <style:tab-stop style:position="14cm" style:type="right" style:leader-style="dotted" style:leader-text="."/>
        </style:tab-stops>
      </style:paragraph-properties>
    </style:style>
    <style:style style:name="P28" style:family="paragraph" style:parent-style-name="Heading_20_1">
      <style:text-properties officeooo:rsid="006f1e67" officeooo:paragraph-rsid="006f1e67"/>
    </style:style>
    <style:style style:name="P29" style:family="paragraph" style:parent-style-name="Heading_20_1">
      <style:text-properties officeooo:paragraph-rsid="007d56a6"/>
    </style:style>
    <style:style style:name="P30" style:family="paragraph" style:parent-style-name="Heading_20_1">
      <style:paragraph-properties fo:break-before="page"/>
      <style:text-properties officeooo:rsid="0013fbc6" officeooo:paragraph-rsid="0013fbc6"/>
    </style:style>
    <style:style style:name="P31"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32" style:family="paragraph" style:parent-style-name="Text_20_body">
      <style:paragraph-properties fo:text-align="center" style:justify-single-word="false"/>
      <style:text-properties officeooo:paragraph-rsid="0076076d"/>
    </style:style>
    <style:style style:name="P33" style:family="paragraph" style:parent-style-name="Text_20_body">
      <style:paragraph-properties fo:line-height="150%" fo:text-align="justify" style:justify-single-word="false"/>
      <style:text-properties officeooo:paragraph-rsid="0077f7a6"/>
    </style:style>
    <style:style style:name="P34" style:family="paragraph" style:parent-style-name="Text_20_body">
      <style:text-properties officeooo:paragraph-rsid="006f1e67"/>
    </style:style>
    <style:style style:name="P35"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36"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37" style:family="paragraph" style:parent-style-name="Text_20_body">
      <style:paragraph-properties fo:text-align="center" style:justify-single-word="false"/>
      <style:text-properties fo:font-size="11pt" officeooo:paragraph-rsid="005a35f4" style:font-size-asian="11pt" style:font-size-complex="11pt"/>
    </style:style>
    <style:style style:name="P38" style:family="paragraph" style:parent-style-name="Text_20_body">
      <style:paragraph-properties fo:text-align="center" style:justify-single-word="false"/>
      <style:text-properties fo:font-size="11pt" officeooo:paragraph-rsid="002737a7" style:font-size-asian="11pt" style:font-size-complex="11pt"/>
    </style:style>
    <style:style style:name="P39"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40" style:family="paragraph" style:parent-style-name="Text_20_body">
      <style:paragraph-properties fo:text-align="justify" style:justify-single-word="false"/>
      <style:text-properties fo:font-size="11pt" officeooo:paragraph-rsid="003a7f80" style:font-size-asian="11pt" style:font-size-complex="11pt"/>
    </style:style>
    <style:style style:name="P41"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42"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43" style:family="paragraph" style:parent-style-name="Text_20_body">
      <style:paragraph-properties fo:line-height="150%" fo:text-align="justify" style:justify-single-word="false"/>
      <style:text-properties fo:font-size="11pt" officeooo:rsid="00296350" officeooo:paragraph-rsid="00296350" style:font-size-asian="11pt" style:font-size-complex="11pt"/>
    </style:style>
    <style:style style:name="P44" style:family="paragraph" style:parent-style-name="Text_20_body">
      <style:text-properties fo:font-size="11pt" officeooo:paragraph-rsid="0013fbc6" style:font-size-asian="11pt" style:font-size-complex="11pt"/>
    </style:style>
    <style:style style:name="P45" style:family="paragraph" style:parent-style-name="Text_20_body">
      <style:paragraph-properties fo:line-height="150%"/>
      <style:text-properties fo:font-size="11pt" officeooo:rsid="00255d50" officeooo:paragraph-rsid="00255d50" style:font-size-asian="11pt" style:font-size-complex="11pt"/>
    </style:style>
    <style:style style:name="P46" style:family="paragraph" style:parent-style-name="Text_20_body">
      <style:paragraph-properties fo:text-align="start" style:justify-single-word="false"/>
      <style:text-properties officeooo:rsid="0079ae57" officeooo:paragraph-rsid="007fb851"/>
    </style:style>
    <style:style style:name="P47" style:family="paragraph" style:parent-style-name="Text_20_body">
      <style:paragraph-properties fo:line-height="150%" fo:text-align="justify" style:justify-single-word="false"/>
      <style:text-properties officeooo:rsid="008877b9" officeooo:paragraph-rsid="008877b9"/>
    </style:style>
    <style:style style:name="P48" style:family="paragraph" style:parent-style-name="Text_20_body">
      <style:paragraph-properties fo:line-height="150%" fo:text-align="justify" style:justify-single-word="false"/>
      <style:text-properties officeooo:rsid="008c9d18" officeooo:paragraph-rsid="008c9d18"/>
    </style:style>
    <style:style style:name="P49" style:family="paragraph" style:parent-style-name="Text_20_body">
      <style:paragraph-properties fo:line-height="150%" fo:text-align="justify" style:justify-single-word="false"/>
      <style:text-properties officeooo:rsid="00a185f5" officeooo:paragraph-rsid="00a185f5"/>
    </style:style>
    <style:style style:name="P50" style:family="paragraph" style:parent-style-name="Text_20_body">
      <style:paragraph-properties fo:line-height="150%" fo:text-align="justify" style:justify-single-word="false"/>
      <style:text-properties officeooo:rsid="00a5ad8e" officeooo:paragraph-rsid="00a5ad8e"/>
    </style:style>
    <style:style style:name="T1" style:family="text">
      <style:text-properties officeooo:rsid="00137952"/>
    </style:style>
    <style:style style:name="T2" style:family="text">
      <style:text-properties officeooo:rsid="0014563f"/>
    </style:style>
    <style:style style:name="T3" style:family="text">
      <style:text-properties officeooo:rsid="0015a877"/>
    </style:style>
    <style:style style:name="T4" style:family="text">
      <style:text-properties officeooo:rsid="00176c59"/>
    </style:style>
    <style:style style:name="T5" style:family="text">
      <style:text-properties officeooo:rsid="001f2644"/>
    </style:style>
    <style:style style:name="T6" style:family="text">
      <style:text-properties officeooo:rsid="0022247b"/>
    </style:style>
    <style:style style:name="T7" style:family="text">
      <style:text-properties officeooo:rsid="00268cab"/>
    </style:style>
    <style:style style:name="T8" style:family="text">
      <style:text-properties fo:font-size="11pt" style:font-size-asian="11pt" style:font-size-complex="11pt"/>
    </style:style>
    <style:style style:name="T9" style:family="text">
      <style:text-properties fo:font-size="11pt" officeooo:rsid="0036fa18" style:font-size-asian="11pt" style:font-size-complex="11pt"/>
    </style:style>
    <style:style style:name="T10" style:family="text">
      <style:text-properties fo:font-size="11pt" officeooo:rsid="0055a7ac" style:font-size-asian="11pt" style:font-size-complex="11pt"/>
    </style:style>
    <style:style style:name="T11" style:family="text">
      <style:text-properties fo:font-size="11pt" officeooo:rsid="0055ce7a" style:font-size-asian="11pt" style:font-size-complex="11pt"/>
    </style:style>
    <style:style style:name="T12" style:family="text">
      <style:text-properties fo:font-size="11pt" officeooo:rsid="005731d6" style:font-size-asian="11pt" style:font-size-complex="11pt"/>
    </style:style>
    <style:style style:name="T13" style:family="text">
      <style:text-properties fo:font-size="11pt" style:font-size-asian="9.60000038146973pt" style:font-size-complex="11pt"/>
    </style:style>
    <style:style style:name="T14" style:family="text">
      <style:text-properties fo:font-size="11pt" officeooo:rsid="0077f7a6" style:font-size-asian="9.60000038146973pt" style:font-size-complex="11pt"/>
    </style:style>
    <style:style style:name="T15" style:family="text">
      <style:text-properties fo:font-size="11pt" officeooo:rsid="0079f8a5" style:font-size-asian="9.60000038146973pt" style:font-size-complex="11pt"/>
    </style:style>
    <style:style style:name="T16" style:family="text">
      <style:text-properties fo:font-size="11pt" officeooo:rsid="0086831c" style:font-size-asian="9.60000038146973pt" style:font-size-complex="11pt"/>
    </style:style>
    <style:style style:name="T17" style:family="text">
      <style:text-properties fo:font-size="11pt" officeooo:rsid="00876b15" style:font-size-asian="9.60000038146973pt" style:font-size-complex="11pt"/>
    </style:style>
    <style:style style:name="T18" style:family="text">
      <style:text-properties fo:font-size="11pt" officeooo:rsid="00892fd5" style:font-size-asian="9.60000038146973pt" style:font-size-complex="11pt"/>
    </style:style>
    <style:style style:name="T19" style:family="text">
      <style:text-properties fo:font-size="11pt" officeooo:rsid="008ad5e5" style:font-size-asian="9.60000038146973pt" style:font-size-complex="11pt"/>
    </style:style>
    <style:style style:name="T20" style:family="text">
      <style:text-properties fo:font-size="11pt" officeooo:rsid="008c9d18" style:font-size-asian="9.60000038146973pt" style:font-size-complex="11pt"/>
    </style:style>
    <style:style style:name="T21" style:family="text">
      <style:text-properties fo:font-size="11pt" officeooo:rsid="008fd027" style:font-size-asian="9.60000038146973pt" style:font-size-complex="11pt"/>
    </style:style>
    <style:style style:name="T22" style:family="text">
      <style:text-properties fo:font-size="11pt" officeooo:rsid="00909425" style:font-size-asian="9.60000038146973pt" style:font-size-complex="11pt"/>
    </style:style>
    <style:style style:name="T23" style:family="text">
      <style:text-properties fo:font-size="11pt" officeooo:rsid="00921c32" style:font-size-asian="9.60000038146973pt" style:font-size-complex="11pt"/>
    </style:style>
    <style:style style:name="T24" style:family="text">
      <style:text-properties fo:font-size="11pt" officeooo:rsid="00933c03" style:font-size-asian="9.60000038146973pt" style:font-size-complex="11pt"/>
    </style:style>
    <style:style style:name="T25" style:family="text">
      <style:text-properties fo:font-size="11pt" officeooo:rsid="00937601" style:font-size-asian="9.60000038146973pt" style:font-size-complex="11pt"/>
    </style:style>
    <style:style style:name="T26" style:family="text">
      <style:text-properties fo:font-size="11pt" officeooo:rsid="0093e83a" style:font-size-asian="9.60000038146973pt" style:font-size-complex="11pt"/>
    </style:style>
    <style:style style:name="T27" style:family="text">
      <style:text-properties fo:font-size="11pt" officeooo:rsid="009550b1" style:font-size-asian="9.60000038146973pt" style:font-size-complex="11pt"/>
    </style:style>
    <style:style style:name="T28" style:family="text">
      <style:text-properties fo:font-size="11pt" officeooo:rsid="009676bc" style:font-size-asian="9.60000038146973pt" style:font-size-complex="11pt"/>
    </style:style>
    <style:style style:name="T29" style:family="text">
      <style:text-properties fo:font-size="11pt" officeooo:rsid="0097375b" style:font-size-asian="9.60000038146973pt" style:font-size-complex="11pt"/>
    </style:style>
    <style:style style:name="T30" style:family="text">
      <style:text-properties fo:font-size="11pt" officeooo:rsid="00990985" style:font-size-asian="9.60000038146973pt" style:font-size-complex="11pt"/>
    </style:style>
    <style:style style:name="T31" style:family="text">
      <style:text-properties fo:font-size="11pt" officeooo:rsid="00990d83" style:font-size-asian="9.60000038146973pt" style:font-size-complex="11pt"/>
    </style:style>
    <style:style style:name="T32" style:family="text">
      <style:text-properties fo:font-size="11pt" officeooo:rsid="009c27db" style:font-size-asian="9.60000038146973pt" style:font-size-complex="11pt"/>
    </style:style>
    <style:style style:name="T33" style:family="text">
      <style:text-properties fo:font-size="11pt" officeooo:rsid="009d6792" style:font-size-asian="9.60000038146973pt" style:font-size-complex="11pt"/>
    </style:style>
    <style:style style:name="T34" style:family="text">
      <style:text-properties fo:font-size="11pt" officeooo:rsid="009df22f" style:font-size-asian="9.60000038146973pt" style:font-size-complex="11pt"/>
    </style:style>
    <style:style style:name="T35" style:family="text">
      <style:text-properties fo:font-size="11pt" officeooo:rsid="009ea544" style:font-size-asian="9.60000038146973pt" style:font-size-complex="11pt"/>
    </style:style>
    <style:style style:name="T36" style:family="text">
      <style:text-properties fo:font-size="11pt" officeooo:rsid="00a323c7" style:font-size-asian="9.60000038146973pt" style:font-size-complex="11pt"/>
    </style:style>
    <style:style style:name="T37" style:family="text">
      <style:text-properties fo:font-size="11pt" officeooo:rsid="00a4ae99" style:font-size-asian="9.60000038146973pt" style:font-size-complex="11pt"/>
    </style:style>
    <style:style style:name="T38" style:family="text">
      <style:text-properties fo:font-size="11pt" officeooo:rsid="00a77932" style:font-size-asian="9.60000038146973pt" style:font-size-complex="11pt"/>
    </style:style>
    <style:style style:name="T39" style:family="text">
      <style:text-properties officeooo:rsid="004324a1"/>
    </style:style>
    <style:style style:name="T40" style:family="text">
      <style:text-properties officeooo:rsid="0044cfa7"/>
    </style:style>
    <style:style style:name="T41" style:family="text">
      <style:text-properties officeooo:rsid="0048435e"/>
    </style:style>
    <style:style style:name="T42" style:family="text">
      <style:text-properties officeooo:rsid="0059de67"/>
    </style:style>
    <style:style style:name="T43" style:family="text">
      <style:text-properties officeooo:rsid="00601c89"/>
    </style:style>
    <style:style style:name="T44" style:family="text">
      <style:text-properties officeooo:rsid="0071a735"/>
    </style:style>
    <style:style style:name="T45" style:family="text">
      <style:text-properties officeooo:rsid="00759700"/>
    </style:style>
    <style:style style:name="T46" style:family="text">
      <style:text-properties officeooo:rsid="007d56a6"/>
    </style:style>
    <style:style style:name="T47" style:family="text">
      <style:text-properties officeooo:rsid="0029736a"/>
    </style:style>
    <style:style style:name="T48" style:family="text">
      <style:text-properties officeooo:rsid="002ca18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Gymnasium Olching<text:tab/><text:tab/><text:tab/><text:tab/><text:tab/><text:tab/> <text:s text:c="3"/>Schuljahr 2014/2015</text:p>
      <text:p text:style-name="P2">Georgenstr. 2</text:p>
      <text:p text:style-name="P2">82140 Olching</text:p>
      <text:p text:style-name="P2"/>
      <text:p text:style-name="P3"/>
      <text:p text:style-name="P3"/>
      <text:p text:style-name="P3"/>
      <text:p text:style-name="P3"><text:s/></text:p>
      <text:p text:style-name="P2"/>
      <text:p text:style-name="P2"/>
      <text:p text:style-name="P6">Seminararbeit</text:p>
      <text:p text:style-name="P5">im W-Seminar Mathematik</text:p>
      <text:p text:style-name="P5"/>
      <text:p text:style-name="P5"/>
      <text:p text:style-name="P5">Genetische Programmierung und automatisierte Trainierung </text:p>
      <text:p text:style-name="P5">von neuronalen Netzwerken</text:p>
      <text:p text:style-name="P5"/>
      <text:p text:style-name="P3">von </text:p>
      <text:p text:style-name="P3">Dominik Horn</text:p>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Betreuende Lehrkraft:<text:tab/><text:tab/>Susanne Barth</text:p>
      <text:p text:style-name="P4">Abgabetermin:<text:tab/><text:tab/><text:span text:style-name="T1">10. November</text:span> 201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27"><text:a xlink:type="simple" xlink:href="#__RefHeading___Toc555_328677709">1. Einführung und Grundidee<text:tab/>3</text:a></text:p>
          <text:p text:style-name="P19"><text:a xlink:type="simple" xlink:href="#__RefHeading___Toc641_328677709">1.1 Einleitende Bezugsherstellung<text:tab/>3</text:a></text:p>
          <text:p text:style-name="P19"><text:a xlink:type="simple" xlink:href="#__RefHeading___Toc643_328677709">1.2 Erklärung der Grundkonzepte<text:tab/>4</text:a></text:p>
          <text:p text:style-name="P20"><text:a xlink:type="simple" xlink:href="#__RefHeading___Toc645_328677709">1.2.1 Genetische Programmierung<text:tab/>4</text:a></text:p>
          <text:p text:style-name="P20"><text:a xlink:type="simple" xlink:href="#__RefHeading___Toc899_328677709">1.2.2 Genetische Algorithmen<text:tab/>5</text:a></text:p>
          <text:p text:style-name="P20"><text:a xlink:type="simple" xlink:href="#__RefHeading___Toc989_328677709">1.2.3 Künstliche neuronale Netzwerke<text:tab/>5</text:a></text:p>
          <text:p text:style-name="P19"><text:a xlink:type="simple" xlink:href="#__RefHeading___Toc930_1276830960">1.3 Fragestellung<text:tab/>6</text:a></text:p>
          <text:p text:style-name="P27"><text:a xlink:type="simple" xlink:href="#__RefHeading___Toc932_1276830960">2. Praktische Arbeit<text:tab/>7</text:a></text:p>
        </text:index-body>
      </text:table-of-content>
      <text:p text:style-name="P7"/>
      <text:h text:style-name="P30" text:outline-level="1"><text:bookmark-start text:name="__RefHeading___Toc555_328677709"/>1. Einführung und Grundidee<text:bookmark-end text:name="__RefHeading___Toc555_328677709"/></text:h>
      <text:h text:style-name="P16" text:outline-level="2"><text:bookmark-start text:name="__RefHeading___Toc641_328677709"/>1.1 Einleitende Bezugsherstellung<text:bookmark-end text:name="__RefHeading___Toc641_328677709"/></text:h>
      <text:p text:style-name="P44"/>
      <text:p text:style-name="P9">Selbst denkende Computer sind spannender den je. Zahlreiche moderne Technologien, wie autonome Kraftfahrzeuge (CITATION NEEDED) und Sprachassistenten (CITATION NEEDED Siri, Cortana, Google Now) verwenden Künstliche Intelligenzen. <text:span text:style-name="T2">Eine solche selber zu implementieren bedarf enormen Arbeitsaufwand. Oder nicht?</text:span></text:p>
      <text:p text:style-name="P9"/>
      <text:p text:style-name="P10">Ein vielversprechender Ansatz <text:span text:style-name="T4">bei der Suche nach Möglichkeiten künstliche Intelligenz zu implementieren stammt </text:span>aus dem Bereich des „Machine learning“. Kurzum wird versucht das <text:span text:style-name="T5">relativ </text:span>simple <text:span text:style-name="T3">neuronen-</text:span>synapsen-Modell eines Biologisches Gehirns in einem Computerprogramm zu implementieren. <text:span text:style-name="T3">Diese künstliche „Gehirn“ ist hierbei aus mehreren Neuronen aufgebaut, daraus leitet sich auch der Name ab: Neuronales Netzwerk. Im Detail wird die Idee dahinter weiter unten im Text erklärt. Vorteile eines neuronalen Netzwerkes sind der niedrige Schwierigkeit beim Implementieren und die Universelle Anwendbarkeit (CITATION NEEDED).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CITATION NEEDED). Damit die künstliche Intelligenz lernt solche Zuordnungen eigenständig vorzunehmen muss sie in der Trainingsphase mit ausreichend Patientendaten und späteren, dazu passenden Krankheitsdaten gefüttert werden. Da das Trainieren manuell geschieht ist dies aufwändig und teilweise schwer umzusetzen.</text:span></text:p>
      <text:p text:style-name="P11">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r best angepasstesten – selektiert und weiter entwickelt. Die Subjekte sind dabei beliebige Objekte, welche aus „Chromosomes“ oder „Genotypes“ <text:soft-page-break/>bestehen. <text:span text:style-name="T6">GAs werden oft bei Optimierungs- oder Suchproblemen eingesetzt (CITATION NEEDED). Kombiniert man nun neuronale Netzwerke und GAs eliminiert man theoretisch das aufwändige, händische Trainieren der künstlichen Intelligenz.</text:span></text:p>
      <text:p text:style-name="P12">Dieser Arbeit zugrunde liegt allerdings noch eine weitere, konkretere Idee. GAs sind eine allgemeine Fassung eines Konzepts – nämlich Evolution zur Problemlösung anzuwenden. Eine konkretere Form der GAs ist das so gennante „Genetic programming“, fortan GP. <text:span text:style-name="T7">Subjekte einer Population bei GPs sind konkret Computerprogramme. Ein korrekt implementierter GP-Algorithmus kann theoretisch Computer Programme von selber Entwickeln. Dies Geschieht wie oben genannt über den Ansatz der Evolution. Nachfolgend werden die Grundlagen: Neuronale Netzwerke, GAs und GPs genauer erklärt.</text:span></text:p>
      <text:p text:style-name="P12"/>
      <text:h text:style-name="P16" text:outline-level="2"><text:bookmark-start text:name="__RefHeading___Toc643_328677709"/>1.2 Erklärung der Grundkonzepte<text:bookmark-end text:name="__RefHeading___Toc643_328677709"/></text:h>
      <text:h text:style-name="P21" text:outline-level="3"><text:bookmark-start text:name="__RefHeading___Toc645_328677709"/>1.2.1 Genetische Programmierung<text:bookmark-end text:name="__RefHeading___Toc645_328677709"/></text:h>
      <text:p text:style-name="P38"/>
      <text:p text:style-name="P43">Zum besseren Verständnis <text:span text:style-name="T47">sollte</text:span> für diesen Abschnitt die Abbildung <text:span text:style-name="T42">1</text:span>. verwendet <text:span text:style-name="T47">werden (CITATION NEEDED)</text:span>. <text:span text:style-name="T48">Eine normale GP-Implementierung könnte folgendermaßen aussehen: Zu Beginn der Laufzeit des Algorithmus wird eine Startgeneration erzeugt. Diese besteht aus einer beliebigen Anzahl zufällig generierter Programme. Diese müssen weder syntaktisch noch semantisch korrekt sein. Jedes einzelne dieser Programme durchläuft dann eine Testphase. Diese prüft auf syntaktische Korrektheit und wenn dieser Test erfolgreich verlief wird dass Programm ausgeführt und <text:s/>nach seinem Verhalten bewertet. Diese angesprochene Bewertung erfolgt über eine so genannte „fittest function“ (CITATION NEEDED). Je nach Zweck des zu erzeugenden Programms muss diese anders aussehen. In einem simplen Beispiel, bei dem ein Programm erzeugt werden soll, dass ein Wort auf die Konsole schreiben kann würde diese zum einen Bewerten wie fehlerbehaftet das Programm ist und wie nah es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Ein mögliches Verfahren ist einfach den Quelltext vom besten Programm jeweils an unterschiedlichen Stellen zufällig zu mutieren und so eine neue Population, bestehend aus </text:span><text:soft-page-break/><text:span text:style-name="T48">Individuell anderen aber doch ähnlichen Programmen zu erzeugen. Besser ist jedoch die Quelltexte der besten Programme zu verkreuzen und anschließend zu mutieren. <text:s/>Statt einer einzigen Population könnten auch mehrere verschieden Populationen, also verschiedene Spezies, gleichzeitig diesen Algorithmus einigermaßen getrennt durchwandern. Dabei werden diese Spezies gelegentlich miteinander gekreuzt. Letzteres wirkt einigen, später genauer diskutierten Problemen mit GP präventiv entgegen.</text:span></text:p>
      <text:p text:style-name="P14"/>
      <text:h text:style-name="P22" text:outline-level="3"><text:bookmark-start text:name="__RefHeading___Toc899_328677709"/>1.2.2 Genetische Algorithmen<text:bookmark-end text:name="__RefHeading___Toc899_328677709"/></text:h>
      <text:p text:style-name="P13"/>
      <text:p text:style-name="P8"><text:span text:style-name="T10">G</text:span><text:span text:style-name="T12">enetische Programmierung</text:span><text:span text:style-name="T10"> ist eine spezielle Form der </text:span><text:span text:style-name="T8">G</text:span><text:span text:style-name="T12">enetischen Algorithmen</text:span><text:span text:style-name="T8">. </text:span><text:span text:style-name="T10">Diese</text:span><text:span text:style-name="T8"> beschreiben allgemein alle Ansätze, welche simulierte Evolution auf eine ähnliche oder gleiche Weise wie das GP verwenden. </text:span><text:span text:style-name="T9">Statt konkreten Programmen werden Subjekte erzeugt, getestet, </text:span><text:span text:style-name="T11">nach einer fittest function </text:span><text:span text:style-name="T9">bewertet, selektiert und mutiert. (CITATION NEEDED) </text:span><text:span text:style-name="T11">Statt Quelltextfragmenten </text:span><text:span text:style-name="T12">ist jedes Subjekt aus so gennanten „Chromosomes“-Chromosomen und „Genotypes“, welche seine Eigenschaften beschreiben, aufgebaut.</text:span><text:span text:style-name="T11"> </text:span><text:span text:style-name="T12">Diese werden statt dem Programmcode mutiert.</text:span></text:p>
      <text:p text:style-name="P15"/>
      <text:h text:style-name="P23" text:outline-level="3"><text:bookmark-start text:name="__RefHeading___Toc989_328677709"/>1.2.3 <text:span text:style-name="T39">Künstliche n</text:span>euronale Netzwerke<text:bookmark-end text:name="__RefHeading___Toc989_328677709"/></text:h>
      <text:p text:style-name="P40"/>
      <text:p text:style-name="P41"><text:span text:style-name="T40">Künstliche n</text:span>euronale Netzwerke sind einfach gesagt vom Computer simulierte „Gehirne“. Sie bestehen aus einzelnen Neuronen, <text:span text:style-name="T41">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bb. 2) (CITATION NEEDED). Eingespeiste Daten wandern von den Eingabeneuronen über ihre Verbindungen zu den Neuronen der versteckten Schichten, welche sich die Daten von Schicht zu Schicht jeweils auch über ihre Verbindungen durchreichen. Schlussendlich gelangen die Daten so an die Ausgabeneuronen. Die Daten werden währenddessen von jedem Neuron mittles simpler Mathematischer Berechnungen verarbeitet.</text:span></text:p>
      <text:p text:style-name="P42"><text:soft-page-break/>An Abb. 1.2.3. ist zu Erkennen, dass jedes Neuron einer Schicht mit jedem Ausgang jedes Neuron der vorherigen Schicht verbunden ist. Im einfachsten Fall schickt ein Neuron den Wert „1“ an alle Neuronen, welche mit seinem Ausgang verbunden sind wenn alle Werte, welche an seinem Eingang angekommen sind aufsummiert einen vorher fest gesetzten Grenzwert überschreiten <text:span text:style-name="T42">(Vgl Abb. 1.2.4)</text:span>. <text:span text:style-name="T42">Diese neuronalen Netzwerke werden auch „binäre neuronale Netzwerke“ genannt (Vgl AI-Junkie 2015). Eine weitere Möglichkeit ist eine „Sigmoid“-Funktion zu verwenden (Vgl. AI-Junkie 2015) </text:span></text:p>
      <text:p text:style-name="P42"/>
      <text:h text:style-name="P17" text:outline-level="2"><text:bookmark-start text:name="__RefHeading___Toc930_1276830960"/>1.3 Fragestellung<text:bookmark-end text:name="__RefHeading___Toc930_1276830960"/></text:h>
      <text:p text:style-name="P37"/>
      <text:p text:style-name="P39">Die ursprüngliche Frage, welche sich mir im Bezug zu diesem Thema stellte war inwiefern ein Computerprogramm selber Computerprogramme schreiben kann. Bei einer Recherche im Internet stieß ich auf der Seite „youtube.com“ auf ein Video in dem ein Programm gezeigt wurde, welches eigenständig <text:span text:style-name="T43">simplen</text:span> Quelltext entwickeln konnte. <text:span text:style-name="T43">Durch Google und eigenes Ausprobieren entstand dann der erste Prototyp, welcher einfache Computerprogramme in der Sprache „Brainfuck“ autonom durch einen genetischen Algorithmus, speziell das genetische Programmieren, schreiben kann. Anschließend an diesen Prototypen wollte ich auslot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umsetzt. Darauf aufbauend stellte sich die Frage wie weit dieser Ansatz taugt, und das sollte mithilfe eines dritten Prototypen herausgefunden werden.</text:span></text:p>
      <text:p text:style-name="P39"/>
      <text:p text:style-name="P39"/>
      <text:p text:style-name="P39"/>
      <text:p text:style-name="P39"/>
      <text:h text:style-name="P28" text:outline-level="1"><text:bookmark-start text:name="__RefHeading___Toc932_1276830960"/><text:soft-page-break/>2. Praktische Arbeit<text:bookmark-end text:name="__RefHeading___Toc932_1276830960"/></text:h>
      <text:p text:style-name="P34"/>
      <text:h text:style-name="P18" text:outline-level="2">2.1 Der erste Prototyp</text:h>
      <text:h text:style-name="P24" text:outline-level="3"><text:span text:style-name="T44">2.1.1 Grundidee</text:span></text:h>
      <text:p text:style-name="P35"/>
      <text:p text:style-name="P36">Der erste Protoyp sollte mithilfe genetischer Programmierung automatisiert kleine Programme in der Computersprache „Brainfuck“ entwickeln, welche <text:span text:style-name="T45">ein</text:span> kurze<text:span text:style-name="T45">s</text:span>, <text:span text:style-name="T45">vorher vom Benutzer festgelegtes</text:span> W<text:span text:style-name="T45">ort</text:span> auf dem Bildschirm anzeigen können.</text:p>
      <text:p text:style-name="P36"/>
      <text:h text:style-name="P25" text:outline-level="3">2.1.2 Brainfuck</text:h>
      <text:p text:style-name="P32"/>
      <text:p text:style-name="P33"><text:span text:style-name="T14">Brainfuck ist eine </text:span><text:span text:style-name="T15">von Urban Müller entwickelte, Turing-vollständige Programmiersprache, welche aus 8 Befehlszeichen besteht (Vgl. muppetlabs 2015). </text:span><text:span text:style-name="T16">Diese 8 Zeichen, und ihre Funktion, können in Abb. 4 gesehen werden. </text:span><text:span text:style-name="T17">Ein Brainfuck- Programm hat Zugriff auf eine vorher definierte Anzahl an Bytes, welche es mit beliebigen Informationen füllen kann. </text:span></text:p>
      <text:p text:style-name="P33"><text:span text:style-name="T17"/></text:p>
      <text:h text:style-name="P26" text:outline-level="3">2.1.3 Implementierung der genetischen Programmierung im ersten Prototypen</text:h>
      <text:p text:style-name="P33"><text:span text:style-name="T17"/></text:p>
      <text:p text:style-name="P47"><text:span text:style-name="T17">Z</text:span><text:span text:style-name="T13">u Beginn des Programms wird eine Population an 1000 zufälligen Quelltextfragmenten erzeugt. </text:span><text:span text:style-name="T18">Jeder dieser Quelltexte wird von einem selbst geschriebenen, so genannten „Interpreter“ ausgeführt. </text:span><text:span text:style-name="T19">Das bedeute</text:span><text:span text:style-name="T20">t</text:span><text:span text:style-name="T19">, dass das Programm nicht von einem „Compiler“ in Machinensprache übersetzt wird und dann direkt auf dem Prozessor des Computers läuft, sondern die Sprache von einem Programm, dem Interpreter, </text:span><text:span text:style-name="T21">direkt</text:span><text:span text:style-name="T19"> interpretiert wir</text:span><text:span text:style-name="T20">d. <text:s text:c="25"/></text:span></text:p>
      <text:p text:style-name="P48"><text:span text:style-name="T13">Das Ergebnis nach dem Lauf des Programms wird jeweils bewertet. </text:span><text:span text:style-name="T22">Hierzu schaut sich der Algorithmus an, was der interpretierte Quelltext </text:span><text:span text:style-name="T24">auf dem Bildschirm ausgeben</text:span><text:span text:style-name="T22"> würde. </text:span><text:span text:style-name="T23">Da das Ziel ist, ein vorher definiertes Wort auf dem Bildschirm anzuzeigen </text:span><text:span text:style-name="T25">wird schlicht die lexikalische Abweichung der Ausgabe von dem Zielwort berechnet. Zu Deutsch: Aus </text:span><text:soft-page-break/><text:span text:style-name="T25">jedem Buchstaben wird eine Zahl von 0 bis 25, </text:span><text:span text:style-name="T26">welche seine Position im Alphabet repräsentiert. </text:span><text:span text:style-name="T27">D</text:span><text:span text:style-name="T28">ie</text:span><text:span text:style-name="T27"> Buchstabennummer </text:span><text:span text:style-name="T29">jedes </text:span><text:span text:style-name="T30">Buchstaben, welcher</text:span><text:span text:style-name="T27"> </text:span><text:span text:style-name="T28">vom Programm ausgegeben </text:span><text:span text:style-name="T30">wurde </text:span><text:span text:style-name="T31">wird <text:s/>s</text:span><text:span text:style-name="T27">ubtrahiert von der Buchstabennummer </text:span><text:span text:style-name="T31">jedes Buchstaben des Zielwortes. Die erhaltenen Werte werden aufsummiert. Für jeden Buchstaben der im Vergleich zum Zielwort fehlt oder zu viel ist wird auf den so erhaltenen Wert noch einmal </text:span><text:span text:style-name="T32">ein variabler Zahlenwert aufsummie</text:span><text:span text:style-name="T33">rt. </text:span><text:span text:style-name="T34">Schlussendlich erhält man einen Wert für jedes Quelltextfragment. Sollte der Wert 0 werden gibt das Programm das gewünschte Wort perfekt aus. </text:span><text:span text:style-name="T35">Daraus wird die fittest-function gefolgert: Dasjenige Programm mit dem niedrigsten Abweichungswert ist das momentan beste.</text:span></text:p>
      <text:p text:style-name="P49"><text:span text:style-name="T35">V</text:span><text:span text:style-name="T13">on diesem werden im nächsten Schritt 1000 Ableger produziert, welche an 2 je unterschiedlichen Stellen im Quelltext zufällig mutiert werden. </text:span><text:span text:style-name="T36">Diese durchlaufen den Algorithmus erneut. Der Algorithmus endet, sobald ein Programm mit einem Abweichungswert von „0“ bewertet wird. </text:span><text:span text:style-name="T37">Dieses ist unser gewünschtes Programm.</text:span></text:p>
      <text:p text:style-name="P33"><text:span text:style-name="T15"/></text:p>
      <text:p text:style-name="P50"><text:span text:style-name="T15">(</text:span><text:span text:style-name="T13">TODO: Grafiken, Mehr text</text:span><text:span text:style-name="T38">)</text:span></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h text:style-name="P29" text:outline-level="1"><text:soft-page-break/><text:span text:style-name="T46">8. Bibliografie</text:span></text:h>
      <text:p text:style-name="P46">- <text:span text:style-name="T46">Muppetlabs (Hrsg., 2015): „The Brainfuck Programming Language“. <text:s text:c="3"/></text:span><text:a xlink:type="simple" xlink:href="http://www.muppetlabs.com/~breadbox/bf/" text:style-name="Internet_20_link" text:visited-style-name="Visited_20_Internet_20_Link"><text:span text:style-name="T46">h</text:span></text:a><text:a xlink:type="simple" xlink:href="http://www.muppetlabs.com/~breadbox/bf/" text:style-name="Internet_20_link" text:visited-style-name="Visited_20_Internet_20_Link">ttp://www.muppetlabs.com/~breadbox/bf/</text:a> <text:span text:style-name="T46">(Stand 31.10.2015)</text:span></text:p>
      <text:p text:style-name="P46">- AI-Junkie (Hrsg., 2015): „Neural Networks in Plain English“ <text:a xlink:type="simple" xlink:href="http://www.ai-junkie.com/ann/evolved/nnt1.html" text:style-name="Internet_20_link" text:visited-style-name="Visited_20_Internet_20_Link">http://www.ai-junkie.com/ann/evolved/nnt1.html</text:a> (Stand 20.04.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zweite_20_Seite"/>
    <style:master-page style:name="zweite_20_Seite" style:display-name="zweite Seite" style:page-layout-name="Mpm3" style:next-style-name="Standard">
      <style:footer>
        <text:p text:style-name="MP1"><text:page-number text:select-page="current">2</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0-31T16:13:10.153000000</dc:date>
    <meta:editing-duration>PT3H29M58S</meta:editing-duration>
    <meta:editing-cycles>148</meta:editing-cycles>
    <meta:generator>LibreOffice/4.4.5.2$Windows_x86 LibreOffice_project/a22f674fd25a3b6f45bdebf25400ed2adff0ff99</meta:generator>
    <meta:document-statistic meta:table-count="0" meta:image-count="0" meta:object-count="0" meta:page-count="9" meta:paragraph-count="53" meta:word-count="1562" meta:character-count="12034" meta:non-whitespace-character-count="10473"/>
  </office:meta>
</office:document-meta>
</file>